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svg:font-family="'Droid Sans'" style:font-family-generic="swiss"/>
    <style:font-face style:name="Droid Sans Devanagari1" svg:font-family="'Droid Sans Devanagari'" style:font-family-generic="swiss"/>
    <style:font-face style:name="0" svg:font-family="0" style:font-family-generic="system"/>
    <style:font-face style:name="Angsana New1" svg:font-family="'Angsana New'" style:font-family-generic="system"/>
    <style:font-face style:name="Calibri" svg:font-family="Calibri" style:font-family-generic="system"/>
    <style:font-face style:name="Courier New" svg:font-family="'Courier New'" style:font-family-generic="system"/>
    <style:font-face style:name="Liberation Serif" svg:font-family="'Liberation Serif'" style:font-family-generic="roman" style:font-pitch="variable"/>
    <style:font-face style:name="Tahoma1" svg:font-family="Tahoma"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Angsana New" svg:font-family="'Angsana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text-properties style:font-name="Droid Sans1" officeooo:rsid="00385e68" officeooo:paragraph-rsid="00385e68"/>
    </style:style>
    <style:style style:name="P2" style:family="paragraph" style:parent-style-name="Standard">
      <style:paragraph-properties fo:text-align="start" style:justify-single-word="false"/>
      <style:text-properties style:font-name="Droid Sans1" officeooo:paragraph-rsid="003a2e95"/>
    </style:style>
    <style:style style:name="P3" style:family="paragraph" style:parent-style-name="Standard">
      <style:paragraph-properties fo:margin-top="0in" fo:margin-bottom="0in" loext:contextual-spacing="false" fo:line-height="100%" fo:text-align="start" style:justify-single-word="false"/>
      <style:text-properties style:font-name="Droid Sans1" fo:font-weight="bold" officeooo:paragraph-rsid="0019cd0a" style:font-weight-asian="bold" style:font-weight-complex="bold"/>
    </style:style>
    <style:style style:name="P4" style:family="paragraph" style:parent-style-name="Standard">
      <style:paragraph-properties fo:margin-top="0in" fo:margin-bottom="0in" loext:contextual-spacing="false" fo:line-height="100%"/>
      <style:text-properties style:font-name="Droid Sans1" officeooo:rsid="003a2e95" officeooo:paragraph-rsid="003a2e95"/>
    </style:style>
    <style:style style:name="P5" style:family="paragraph" style:parent-style-name="Standard">
      <style:paragraph-properties fo:margin-top="0in" fo:margin-bottom="0in" loext:contextual-spacing="false" fo:line-height="100%" fo:text-align="start" style:justify-single-word="false"/>
      <style:text-properties style:font-name="Droid Sans1" officeooo:rsid="003a2e95" officeooo:paragraph-rsid="003a2e95"/>
    </style:style>
    <style:style style:name="P6" style:family="paragraph" style:parent-style-name="Text_20_body">
      <style:paragraph-properties fo:text-align="start" style:justify-single-word="false"/>
      <style:text-properties style:font-name="Droid Sans1" fo:font-style="italic" fo:font-weight="normal" officeooo:rsid="001d934b" officeooo:paragraph-rsid="001d934b" style:font-style-asian="italic" style:font-weight-asian="normal" style:font-style-complex="italic" style:font-weight-complex="normal"/>
    </style:style>
    <style:style style:name="P7" style:family="paragraph" style:parent-style-name="Standard">
      <style:text-properties style:font-name="Droid Sans1" officeooo:rsid="0036ce19" officeooo:paragraph-rsid="00385e68"/>
    </style:style>
    <style:style style:name="P8" style:family="paragraph" style:parent-style-name="Standard" style:list-style-name="L1">
      <style:paragraph-properties fo:text-align="start" style:justify-single-word="false"/>
      <style:text-properties style:font-name="Droid Sans1" officeooo:rsid="0036ce19" officeooo:paragraph-rsid="003a2e95"/>
    </style:style>
    <style:style style:name="P9" style:family="paragraph" style:parent-style-name="Standard" style:list-style-name="L1">
      <style:text-properties style:font-name="Droid Sans1" officeooo:paragraph-rsid="003a2e95"/>
    </style:style>
    <style:style style:name="P10" style:family="paragraph" style:parent-style-name="Title" style:master-page-name="Standard">
      <style:paragraph-properties fo:text-align="start" style:justify-single-word="false" style:page-number="auto"/>
      <style:text-properties style:font-name="Droid Sans1" fo:font-weight="bold" officeooo:rsid="00385e68" officeooo:paragraph-rsid="00385e68" style:font-weight-asian="bold" style:font-weight-complex="bold"/>
    </style:style>
    <style:style style:name="P11" style:family="paragraph" style:parent-style-name="Heading_20_1">
      <style:paragraph-properties fo:text-align="start" style:justify-single-word="false"/>
      <style:text-properties style:font-name="Droid Sans1" officeooo:paragraph-rsid="0019cd0a"/>
    </style:style>
    <style:style style:name="P12" style:family="paragraph" style:parent-style-name="Heading_20_1" style:master-page-name="">
      <style:paragraph-properties fo:text-align="start" style:justify-single-word="false" style:page-number="auto"/>
      <style:text-properties style:font-name="Droid Sans1" officeooo:paragraph-rsid="0019cd0a"/>
    </style:style>
    <style:style style:name="P13" style:family="paragraph" style:parent-style-name="Heading_20_2">
      <style:paragraph-properties fo:text-align="start" style:justify-single-word="false"/>
      <style:text-properties style:font-name="Droid Sans1" officeooo:paragraph-rsid="0019cd0a"/>
    </style:style>
    <style:style style:name="T1" style:family="text">
      <style:text-properties officeooo:rsid="0036ce19"/>
    </style:style>
    <style:style style:name="T2" style:family="text">
      <style:text-properties fo:font-weight="bold" style:font-weight-asian="bold" style:font-weight-complex="bold"/>
    </style:style>
    <style:style style:name="T3" style:family="text">
      <style:text-properties fo:font-weight="bold" officeooo:rsid="0036ce19" style:font-weight-asian="bold" style:font-weight-complex="bold"/>
    </style:style>
    <style:style style:name="T4" style:family="text">
      <style:text-properties fo:font-weight="bold" officeooo:rsid="003a2e95" style:font-weight-asian="bold" style:font-weight-complex="bold"/>
    </style:style>
    <style:style style:name="T5" style:family="text">
      <style:text-properties officeooo:rsid="003a2e95"/>
    </style:style>
    <style:style style:name="T6" style:family="text">
      <style:text-properties fo:font-weight="normal" officeooo:rsid="003a2e95" style:font-weight-asian="normal" style:font-weight-complex="normal"/>
    </style:style>
    <style:style style:name="T7" style:family="text">
      <style:text-properties style:font-name="Droid Sans" fo:font-weight="normal" officeooo:rsid="003a2e95" style:font-name-asian="Droid Sans" style:font-weight-asian="normal" style:font-name-complex="Droid Sans"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ightspeed Salesman</text:p>
      <text:p text:style-name="P6">Time limit: 1 sec</text:p>
      <text:p text:style-name="P1"><text:span text:style-name="T1"><text:tab/>You are a salesman. Every day, you have to visit all associated companies and you have to </text:span>visit them for <text:span text:style-name="T2">N</text:span><text:span text:style-name="T1"> consecutive days. Your boss tells you to visit each company in a given order every day. </text:span>You<text:span text:style-name="T1"> have to </text:span>strictly obey this order. </text:p>
      <text:p text:style-name="P7"><text:tab/>However, the city that these companies are located is very strange. The road in this city connects into a circle and each company is located on this circle. So, if you wish to go from company A to company B, you either go clockwise or counter-clockwise along this circular road. There is no other road. </text:p>
      <text:p text:style-name="P1"><text:span text:style-name="T1"><text:tab/>For simplicities, </text:span>these associated<text:span text:style-name="T1"> companies are labeled by number 0 to <text:s/></text:span><text:span text:style-name="T2">M</text:span>-1 <text:span text:style-name="T1">according to their position along the road, i.e., company 0 is to the left of company 1. </text:span>Company 1 <text:span text:style-name="T1">is located to the left of company 2, </text:span>and so on.<text:span text:style-name="T1"> Finally, company </text:span><text:span text:style-name="T2">M</text:span>-1 <text:span text:style-name="T1"><text:s/>is located to the left of company 0, forming a circle.</text:span></text:p>
      <text:p text:style-name="P7"><text:tab/>This circular road is not the strangest thing in this city. This city has natural phenomenon. Each day, two portals connecting two points in the road appear. These portals allow a person from point <text:span text:style-name="T2">A</text:span> to travel to point <text:span text:style-name="T2">B</text:span> in an instant, i.e., there is no distance between point A and B when the portal is open. Strange enough, these portals coincidentally appear at the doorstep of two different companies. At the end of the day (definitely after you visit all companies), these portals disappear. They will reappear again tomorrow, maybe at different companies.</text:p>
      <text:p text:style-name="P1"><text:span text:style-name="T1"><text:tab/>You are trying to take advantage of this portal. You wish to know the minimum travel time you need to visit all companies on each of these <text:s/>days, providing that when you take the portal, no time is counted. <text:s/>The scientist in the city gives you the location that the portal appears for these </text:span><text:span text:style-name="T3">N</text:span><text:span text:style-name="T1"> days that you will stay in the city.</text:span></text:p>
      <text:h text:style-name="P11" text:outline-level="1">Input</text:h>
      <text:list xml:id="list6894738808960712362" text:style-name="L1">
        <text:list-item>
          <text:p text:style-name="P9">The first line of each test case contains <text:span text:style-name="T5">two integers </text:span><text:span text:style-name="T4">N </text:span><text:span text:style-name="T6">(1 </text:span><text:span text:style-name="T7">≤</text:span> <text:span text:style-name="T5">N </text:span><text:span text:style-name="T7">≤ 10,000) </text:span>and <text:span text:style-name="T4">M</text:span><text:span text:style-name="T5"> (2 </text:span><text:span text:style-name="T7">≤ M ≤ 1,000)</text:span> <text:span text:style-name="T5">which are </text:span>the number of days and the number of companies in the city you have to visit every day. </text:p>
        </text:list-item>
        <text:list-item>
          <text:p text:style-name="P9">This is followed by a line containing <text:span text:style-name="T4">M</text:span><text:span text:style-name="T5"> </text:span>integer<text:span text:style-name="T5">s</text:span> giving the sequence of companies to visit. It is assume that, in the morning, you always start at the first company in the sequence and after you visit the last company in the sequence, you have to go back to the first company in the sequence. </text:p>
        </text:list-item>
        <text:list-item>
          <text:p text:style-name="P8">The next line contains <text:span text:style-name="T4">N</text:span> positive integer<text:span text:style-name="T5">s</text:span><draw:frame draw:style-name="fr1" draw:name="Object1" text:anchor-type="as-char" svg:width="1.0429in" svg:height="0.2091in" draw:z-index="0"><draw:object xlink:href="./Object 2" xlink:type="simple" xlink:show="embed" xlink:actuate="onLoad"/><draw:image xlink:href="./ObjectReplacements/Object 2" xlink:type="simple" xlink:show="embed" xlink:actuate="onLoad"/><svg:desc>formula</svg:desc></draw:frame>where<draw:frame draw:style-name="fr1" draw:name="Object2" text:anchor-type="as-char" svg:width="0.1681in" svg:height="0.2091in" draw:z-index="1"><draw:object xlink:href="./Object 3" xlink:type="simple" xlink:show="embed" xlink:actuate="onLoad"/><draw:image xlink:href="./ObjectReplacements/Object 3" xlink:type="simple" xlink:show="embed" xlink:actuate="onLoad"/><svg:desc>formula</svg:desc></draw:frame>gives the time to travel from company <draw:frame draw:style-name="fr1" draw:name="Object3" text:anchor-type="as-char" svg:width="0.1283in" svg:height="0.1839in" draw:z-index="2"><draw:object xlink:href="./Object 4" xlink:type="simple" xlink:show="embed" xlink:actuate="onLoad"/><draw:image xlink:href="./ObjectReplacements/Object 4" xlink:type="simple" xlink:show="embed" xlink:actuate="onLoad"/><svg:desc>formula</svg:desc></draw:frame> to company <draw:frame draw:style-name="fr1" draw:name="Object4" text:anchor-type="as-char" svg:width="0.3256in" svg:height="0.1839in" draw:z-index="3"><draw:object xlink:href="./Object 5" xlink:type="simple" xlink:show="embed" xlink:actuate="onLoad"/><draw:image xlink:href="./ObjectReplacements/Object 5" xlink:type="simple" xlink:show="embed" xlink:actuate="onLoad"/><svg:desc>formula</svg:desc></draw:frame> and <draw:frame draw:style-name="fr1" draw:name="Object5" text:anchor-type="as-char" svg:width="0.3701in" svg:height="0.2091in" draw:z-index="4"><draw:object xlink:href="./Object 6" xlink:type="simple" xlink:show="embed" xlink:actuate="onLoad"/><draw:image xlink:href="./ObjectReplacements/Object 6" xlink:type="simple" xlink:show="embed" xlink:actuate="onLoad"/><svg:desc>formula</svg:desc></draw:frame>gives the time to travel from company <draw:frame draw:style-name="fr1" draw:name="Object6" text:anchor-type="as-char" svg:width="0.4661in" svg:height="0.1839in" draw:z-index="5"><draw:object xlink:href="./Object 7" xlink:type="simple" xlink:show="embed" xlink:actuate="onLoad"/><draw:image xlink:href="./ObjectReplacements/Object 7" xlink:type="simple" xlink:show="embed" xlink:actuate="onLoad"/><svg:desc>formula</svg:desc></draw:frame>to company 0. <text:s/></text:p>
        </text:list-item>
        <text:list-item>
          <text:p text:style-name="P8"><text:span text:style-name="T5">The next</text:span> <text:span text:style-name="T4">N</text:span><text:span text:style-name="T5"> </text:span>lines <text:span text:style-name="T5">follow. Each line </text:span>gives two integers <text:span text:style-name="T2">A</text:span> and <text:span text:style-name="T2">B</text:span> <text:span text:style-name="T5">(0 </text:span><text:span text:style-name="T7">≤ A &lt; B &lt; N) </text:span>indicating the indices of the companies that the portals appear on that particular day.</text:p>
        </text:list-item>
      </text:list>
      <text:h text:style-name="P12" text:outline-level="1">Output</text:h>
      <text:p text:style-name="P2"><text:tab/>The output must contains <text:s/><text:span text:style-name="T4">N</text:span><text:span text:style-name="T5"> </text:span>lines, each <text:span text:style-name="T5">with</text:span> the minimum time on the road in order to visit all companies on each day, starting from the first day.</text:p>
      <text:h text:style-name="P11" text:outline-level="1"><text:soft-page-break/>Example </text:h>
      <table:table table:name="Table1" table:style-name="Table1">
        <table:table-column table:style-name="Table1.A" table:number-columns-repeated="2"/>
        <table:table-row table:style-name="Table1.1">
          <table:table-cell table:style-name="Table1.A1" office:value-type="string">
            <text:p text:style-name="P3">Input</text:p>
          </table:table-cell>
          <table:table-cell table:style-name="Table1.A1" office:value-type="string">
            <text:p text:style-name="P3">Output</text:p>
          </table:table-cell>
        </table:table-row>
        <table:table-row table:style-name="Table1.1">
          <table:table-cell table:style-name="Table1.A1" office:value-type="string">
            <text:p text:style-name="P4">1 4</text:p>
            <text:p text:style-name="P4">0 1 2 3</text:p>
            <text:p text:style-name="P4">5 3 3 3</text:p>
            <text:p text:style-name="P4">0 12 4</text:p>
            <text:p text:style-name="P4">0 2 1 3</text:p>
            <text:p text:style-name="P4">5 6 7 3</text:p>
            <text:p text:style-name="P4">0 1</text:p>
            <text:p text:style-name="P4">2 3</text:p>
          </table:table-cell>
          <table:table-cell table:style-name="Table1.A1" office:value-type="string">
            <text:p text:style-name="P5">9</text:p>
          </table:table-cell>
        </table:table-row>
        <table:table-row table:style-name="Table1.1">
          <table:table-cell table:style-name="Table1.A3" office:value-type="string">
            <text:p text:style-name="P5">2 4</text:p>
            <text:p text:style-name="P5">0 2 1 3</text:p>
            <text:p text:style-name="P5">5 6 7 3</text:p>
            <text:p text:style-name="P5">0 1</text:p>
            <text:p text:style-name="P5">2 3</text:p>
          </table:table-cell>
          <table:table-cell table:style-name="Table1.A3" office:value-type="string">
            <text:p text:style-name="P5">18</text:p>
            <text:p text:style-name="P5">18</text:p>
          </table:table-cell>
        </table:table-row>
      </table:table>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svg:font-family="'Droid Sans'" style:font-family-generic="swiss"/>
    <style:font-face style:name="Droid Sans Devanagari1" svg:font-family="'Droid Sans Devanagari'" style:font-family-generic="swiss"/>
    <style:font-face style:name="0" svg:font-family="0" style:font-family-generic="system"/>
    <style:font-face style:name="Angsana New1" svg:font-family="'Angsana New'" style:font-family-generic="system"/>
    <style:font-face style:name="Calibri" svg:font-family="Calibri" style:font-family-generic="system"/>
    <style:font-face style:name="Courier New" svg:font-family="'Courier New'" style:font-family-generic="system"/>
    <style:font-face style:name="Liberation Serif" svg:font-family="'Liberation Serif'" style:font-family-generic="roman" style:font-pitch="variable"/>
    <style:font-face style:name="Tahoma1" svg:font-family="Tahoma"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Angsana New" svg:font-family="'Angsana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1"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ocument_20_Map" style:display-name="Document Map" style:family="paragraph" style:parent-style-name="Standard" style:default-outline-level="">
      <style:paragraph-properties fo:margin-top="0in" fo:margin-bottom="0in" loext:contextual-spacing="false" fo:line-height="100%" fo:text-align="start" style:justify-single-word="false" fo:orphans="2" fo:widows="2"/>
      <style:text-properties style:font-name="Tahoma1" fo:font-family="Tahoma" style:font-family-generic="roman" style:font-pitch="variable" fo:font-size="8pt" style:font-name-asian="Angsana New" style:font-family-asian="'Angsana New'" style:font-family-generic-asian="system" style:font-pitch-asian="variable" style:font-size-asian="8pt"/>
    </style:style>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1"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ocument_20_Map_20_Char" style:display-name="Document Map Char" style:family="text">
      <style:text-properties style:font-name="Tahoma1" fo:font-family="Tahoma" style:font-family-generic="roman" style:font-pitch="variable" fo:font-size="8pt" style:font-name-asian="Angsana New" style:font-family-asian="'Angsana New'" style:font-family-generic-asian="system" style:font-pitch-asian="variable" style:font-size-asian="8p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meta:editing-duration>PT1H34M30S</meta:editing-duration>
    <meta:editing-cycles>29</meta:editing-cycles>
    <dc:date>2014-10-27T13:34:13.920600459</dc:date>
    <meta:document-statistic meta:table-count="1" meta:image-count="0" meta:object-count="6" meta:page-count="2" meta:paragraph-count="33" meta:word-count="556" meta:character-count="2827" meta:non-whitespace-character-count="2288"/>
  </office:meta>
</office:document-meta>
</file>

<file path=Object 2/content.xml><?xml version="1.0" encoding="utf-8"?>
<math xmlns="http://www.w3.org/1998/Math/MathML" display="block">
  <semantics>
    <mrow>
      <msub>
        <mi>t</mi>
        <mn>0</mn>
      </msub>
      <msub>
        <mi>t</mi>
        <mn>1</mn>
      </msub>
      <msub>
        <mi>t</mi>
        <mn>2</mn>
      </msub>
      <msub>
        <mi>t</mi>
        <mn>3</mn>
      </msub>
      <mi>…</mi>
      <msub>
        <mi>t</mi>
        <mrow>
          <mi>M</mi>
          <mo stretchy="false">−</mo>
          <mn>1</mn>
        </mrow>
      </msub>
    </mrow>
    <annotation encoding="StarMath 5.0">{t} rsub {0}   {t} rsub {1}   {t} rsub {2}   {t} rsub {3} … {t} rsub {M-1}  </annotation>
  </semantics>
</math>
</file>

<file path=Object 3/content.xml><?xml version="1.0" encoding="utf-8"?>
<math xmlns="http://www.w3.org/1998/Math/MathML" display="block">
  <semantics>
    <msub>
      <mi>t</mi>
      <mi>i</mi>
    </msub>
    <annotation encoding="StarMath 5.0">{t} rsub {i}</annotation>
  </semantics>
</math>
</file>

<file path=Object 4/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row>
      <mi>i</mi>
      <mo stretchy="false">+</mo>
      <mn>1</mn>
    </mrow>
    <annotation encoding="StarMath 5.0">i+1</annotation>
  </semantics>
</math>
</file>

<file path=Object 6/content.xml><?xml version="1.0" encoding="utf-8"?>
<math xmlns="http://www.w3.org/1998/Math/MathML" display="block">
  <semantics>
    <msub>
      <mi>t</mi>
      <mrow>
        <mi>M</mi>
        <mo stretchy="false">−</mo>
        <mn>1</mn>
      </mrow>
    </msub>
    <annotation encoding="StarMath 5.0">{t} rsub {M-1}  </annotation>
  </semantics>
</math>
</file>

<file path=Object 7/content.xml><?xml version="1.0" encoding="utf-8"?>
<math xmlns="http://www.w3.org/1998/Math/MathML" display="block">
  <semantics>
    <mrow>
      <mi>M</mi>
      <mo stretchy="false">−</mo>
      <mn>1</mn>
    </mrow>
    <annotation encoding="StarMath 5.0">M-1 </annotation>
  </semantics>
</math>
</file>